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paragraph-properties fo:text-align="justify" style:justify-single-word="false"/>
      <style:text-properties fo:font-weight="normal" fo:background-color="#ce181e" style:font-weight-asian="normal" style:font-weight-complex="normal"/>
    </style:style>
    <style:style style:name="P4" style:family="paragraph" style:parent-style-name="Standard">
      <style:paragraph-properties fo:text-align="justify" style:justify-single-word="false"/>
      <style:text-properties fo:font-weight="normal" fo:background-color="#fff200" style:font-weight-asian="normal" style:font-weight-complex="normal"/>
    </style:style>
    <style:style style:name="P5" style:family="paragraph" style:parent-style-name="Standard">
      <style:paragraph-properties fo:text-align="justify" style:justify-single-word="false"/>
      <style:text-properties fo:font-weight="normal" fo:background-color="#ff0000" style:font-weight-asian="normal" style:font-weight-complex="normal"/>
    </style:style>
    <style:style style:name="P6" style:family="paragraph" style:parent-style-name="Standard">
      <style:paragraph-properties fo:text-align="justify" style:justify-single-word="false"/>
      <style:text-properties fo:font-weight="normal" fo:background-color="#ffff00" style:font-weight-asian="normal" style:font-weight-complex="normal"/>
    </style:style>
    <style:style style:name="P7" style:family="paragraph" style:parent-style-name="Standard">
      <style:paragraph-properties fo:text-align="justify" style:justify-single-word="false"/>
      <style:text-properties fo:font-weight="normal" officeooo:rsid="0018cd0a" officeooo:paragraph-rsid="0018cd0a" fo:background-color="#ffff00" style:font-weight-asian="normal" style:font-weight-complex="normal"/>
    </style:style>
    <style:style style:name="P8" style:family="paragraph" style:parent-style-name="Standard">
      <style:paragraph-properties fo:text-align="justify" style:justify-single-word="false"/>
      <style:text-properties fo:font-weight="normal" officeooo:rsid="0018cd0a" officeooo:paragraph-rsid="0018cd0a" fo:background-color="transparent" style:font-weight-asian="normal" style:font-weight-complex="normal"/>
    </style:style>
    <style:style style:name="P9" style:family="paragraph" style:parent-style-name="Standard">
      <style:paragraph-properties fo:text-align="justify" style:justify-single-word="false"/>
      <style:text-properties fo:font-weight="normal" officeooo:rsid="0018cd0a" officeooo:paragraph-rsid="0018cd0a" fo:background-color="#ff4500" style:font-weight-asian="normal" style:font-weight-complex="normal"/>
    </style:style>
    <style:style style:name="P10" style:family="paragraph" style:parent-style-name="Standard">
      <style:paragraph-properties fo:text-align="justify" style:justify-single-word="false"/>
      <style:text-properties fo:font-weight="bold" officeooo:rsid="0018cd0a" officeooo:paragraph-rsid="0018cd0a" fo:background-color="#ffff00" style:font-weight-asian="bold" style:font-weight-complex="bold"/>
    </style:style>
    <style:style style:name="T1" style:family="text">
      <style:text-properties fo:background-color="#7cfc00" loext:char-shading-value="0"/>
    </style:style>
    <style:style style:name="T2" style:family="text">
      <style:text-properties officeooo:rsid="00111459"/>
    </style:style>
    <style:style style:name="T3" style:family="text">
      <style:text-properties officeooo:rsid="000ce316" fo:background-color="#ff0000" loext:char-shading-value="0"/>
    </style:style>
    <style:style style:name="T4" style:family="text">
      <style:text-properties fo:background-color="#ff0000" loext:char-shading-value="0"/>
    </style:style>
    <style:style style:name="T5" style:family="text">
      <style:text-properties fo:background-color="transparent" loext:char-shading-value="0"/>
    </style:style>
    <style:style style:name="T6" style:family="text">
      <style:text-properties officeooo:rsid="001e4459" fo:background-color="transparent" loext:char-shading-value="0"/>
    </style:style>
    <style:style style:name="T7" style:family="text">
      <style:text-properties officeooo:rsid="001fb8de" fo:background-color="transparent" loext:char-shading-value="0"/>
    </style:style>
    <style:style style:name="T8" style:family="text">
      <style:text-properties officeooo:rsid="0021e2b1" fo:background-color="transparent" loext:char-shading-value="0"/>
    </style:style>
    <style:style style:name="T9" style:family="text">
      <style:text-properties officeooo:rsid="00262724" fo:background-color="transparent" loext:char-shading-value="0"/>
    </style:style>
    <style:style style:name="T10" style:family="text">
      <style:text-properties fo:font-weight="bold" style:font-weight-asian="bold" style:font-weight-complex="bold"/>
    </style:style>
    <style:style style:name="T11" style:family="text">
      <style:text-properties fo:font-weight="bold" fo:background-color="transparent" loext:char-shading-value="0" style:font-weight-asian="bold" style:font-weight-complex="bold"/>
    </style:style>
    <style:style style:name="T12" style:family="text">
      <style:text-properties fo:background-color="#ffff00" loext:char-shading-value="0"/>
    </style:style>
    <style:style style:name="T13" style:family="text">
      <style:text-properties officeooo:rsid="00226334"/>
    </style:style>
    <style:style style:name="T14" style:family="text">
      <style:text-properties officeooo:rsid="00237788"/>
    </style:style>
    <style:style style:name="T15" style:family="text">
      <style:text-properties officeooo:rsid="00262724"/>
    </style:style>
    <style:style style:name="T16" style:family="text">
      <style:text-properties fo:background-color="#ff4500" loext:char-shading-value="0"/>
    </style:style>
    <style:style style:name="T17" style:family="text">
      <style:text-properties officeooo:rsid="00268286"/>
    </style:style>
    <style:style style:name="T18" style:family="text">
      <style:text-properties officeooo:rsid="00272d08"/>
    </style:style>
    <style:style style:name="T19" style:family="text">
      <style:text-properties officeooo:rsid="002844b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dicción del valor genético total mediante mapas de marcadores densos en todo el genoma</text:p>
      <text:p text:style-name="P2"/>
      <text:p text:style-name="P2"><text:span text:style-name="T1">La SELECCIÓN de rasgos cuantitativos económicamente importantes en animales y plantas se basa tradicionalmente en registros fenotípicos del individuo y sus parientes. Los valores de reproducción estimados, basados ​​en estos datos fenotípicos, se calculan comúnmente mediante la mejor predicción lineal insesgada (BLUP; Henderson 1984).</text:span><text:span text:style-name="T4"> Una justificación para la investigación de genética molecular en especies de ganado y cultivos es la expectativa de que la información a nivel de ADN conducirá a una ganancia genética más rápida que la obtenida basándose únicamente en datos fenotípicos. La disponibilidad de un mapa escaso de marcadores genéticos ha resultado en la detección de algunos loci de rasgos cuantitativos (QTL; Georges et al. 1995). Fernando y Grossman (1989) demostraron la inclusión de información de marcadores en los valores genéticos de BLUP y se prevé que produzca entre un 8% y un 38% de ganancia genética adicional (Meuwissen y Goddard 1996). Sin embargo, la utilidad de la información de un mapa de marcadores dispersos en especies exogamiantes es limitada porque la fase de </text:span><text:span text:style-name="T3">ligamiento</text:span><text:span text:style-name="T4"> entre un marcador y QTL debe establecerse para cada familia en la que se utilizará el marcador para la selección.</text:span></text:p>
      <text:p text:style-name="P5"/>
      <text:p text:style-name="P5">El número total de polimorfismos de un solo nucleótido (SNP) se estima en muchos millones (Halushka et al. 1999), y el advenimiento de la tecnología de chips de ADN puede hacer que el genotipado de muchos animales para muchos de estos marcadores sea factible (y quizás incluso rentable). Sin embargo, la precisión del mapeo de QTL mediante el análisis de enlace tradicional mejora poco con el uso de un mapa de marcadores muy denso (Darvasi et al. 1993). Por lo tanto, se necesita un enfoque diferente para utilizar de manera eficiente toda esta información de marcador.</text:p>
      <text:p text:style-name="P3"/>
      <text:p text:style-name="P4">Con un mapa de marcadores denso, algunos marcadores estarán muy cerca del QTL y probablemente en desequilibrio de ligamiento con él (por ejemplo, Hastbacka et al. 1992). Por lo tanto, algunos alelos marcadores se correlacionarán con efectos positivos sobre el rasgo cuantitativo en todas las familias y se pueden usar para la selección sin la necesidad de establecer una fase de <text:span text:style-name="T2">ligamiento</text:span> en cada familia. Los marcadores cercanos se pueden combinar en un haplotipo. Es probable que los segmentos cromosómicos que contienen los mismos haplotipos marcadores raros sean idénticos por descendencia (<text:span text:style-name="T2">IBD</text:span>) y, por lo tanto, porten el mismo alelo QTL. Nuestro enfoque es estimar el efecto sobre el rasgo cuantitativo de pequeños segmentos de cromosomas definidos por los haplotipos de alelos marcadores que llevan.</text:p>
      <text:p text:style-name="P4"/>
      <text:p text:style-name="P5">Los rasgos cuantitativos suelen verse afectados por muchos genes y, en consecuencia, el beneficio de la selección asistida por marcadores está limitado por la proporción de la variación genética explicada por el QTL. Sería deseable utilizar todos los QTL que afecten al rasgo en la selección asistida por marcadores. Sin embargo, un mapa de marcadores denso define una gran cantidad de segmentos cromosómicos y, por lo tanto, habrá muchos efectos que estimar, probablemente más que puntos de datos fenotípicos a partir de los cuales estimarlos.</text:p>
      <text:p text:style-name="P5"/>
      <text:p text:style-name="P5">El problema es esencialmente el mismo si asumimos que el proyecto HUGO y los esfuerzos de mapeo comparativo identificarán los aproximadamente 50,000 genes (por ejemplo, Aparicio 2000) en el genoma del ganado y el cerdo. Por lo tanto, se conocerán casi todos los genes, muchos con SNP definidos dentro de ellos, y la tecnología de chips de ADN hará que sea factible genotipar animales para todos estos polimorfismos. Sin embargo, cuando llegamos a estimar los efectos alélicos de todos estos genes en los rasgos, nuevamente nos enfrentamos a la estimación de muchos efectos en un conjunto de datos de tamaño limitado, y no tendremos suficientes grados de libertad para ajustar todos los efectos simultáneamente por mínimos cuadrados (Lande y Thompson 1990).</text:p>
      <text:p text:style-name="P5"/>
      <text:p text:style-name="P5"><text:soft-page-break/>En los análisis de mínimos cuadrados, se puede adoptar un enfoque escalonado para abordar problemas con grados de libertad insuficientes: los genes se agregan al modelo si mejoran significativamente el ajuste del modelo existente. Sin embargo, parece bastante arbitrario establecer los efectos de los loci en cero que están justo por debajo del umbral de significación e incluyen el efecto completo de aquellos que están por encima de este umbral. Debe ser posible una mejor ponderación de la información. Además, la selección de loci con los efectos más grandes da como resultado la selección de efectos sobrepredichos. Lande y Thompson (1990) evitaron este sesgo de selección utilizando la mitad de los datos para seleccionar los loci con mayores efectos y utilizando la otra mitad para reestimar los efectos. Esta división del conjunto de datos sigue siendo un uso subóptimo de la información.</text:p>
      <text:p text:style-name="P5"/>
      <text:p text:style-name="P6">El BLUP de los efectos alélicos se puede calcular incluso si hay más efectos que predecir que puntos de datos. Si asumimos que todos los loci o genes explican a priori una cantidad igual de varianza (es decir, la varianza por locus es Vg/n, donde Vg es la varianza genética total y n es el número de loci), tenemos solo uno varianza para estimar. Pero tener varianzas iguales explicadas por todos los loci parece una suposición poco realista.</text:p>
      <text:p text:style-name="P6"/>
      <text:p text:style-name="P6">En la estadística bayesiana, se supone que parámetros como la varianza explicada por el locus i-ésimo, Vgi, proceden de una distribución previa, p (Vgi). Por lo tanto, la varianza puede variar entre los loci, y la combinación de la información de la distribución anterior y la de los datos produce una estimación de Vgi. Este enfoque bayesiano, donde la varianza debida a cada locus puede variar, parece más realista que asumir que la varianza debida a cada locus se fija en Vg / n, como es el caso del método BLUP.</text:p>
      <text:p text:style-name="P6"/>
      <text:p text:style-name="P6">El objetivo de este artículo es comparar los análisis de mínimos cuadrados, BLUP y bayesianos para determinar su precisión en la predicción del valor de reproducción total de los individuos en una situación en la que un número limitado de individuos registrados se genotipifican para muchos marcadores con muchos alelos por marcador.<text:span text:style-name="T5"> Dado que la situación en la que es necesario estimar los efectos alélicos de muchos genes conocidos es muy similar, esperamos que los resultados también sean válidos para esta situación.</text:span></text:p>
      <text:p text:style-name="P6"><text:span text:style-name="T5"/></text:p>
      <text:p text:style-name="P10"><text:span text:style-name="T5">INTRODUCCIÓN</text:span></text:p>
      <text:p text:style-name="P10"><text:span text:style-name="T5"/></text:p>
      <text:p text:style-name="P7"><text:span text:style-name="T11">Los datos simulados:</text:span><text:span text:style-name="T5"> Se compararon los métodos alternativos aplicándolos a los datos simulados. Para lograr una distribución realista de los efectos de QTL y las frecuencias de los genes, se permitió que la población simulada evolucionara hasta alcanzar un equilibrio entre la mutación y la pérdida de la varianza genética debido al tamaño finito de la población. Es probable que cualquier población en particular haya experimentado la selección natural y artificial en el pasado, pero esto se ha ignorado por simplicidad. La población se simuló con un tamaño de población efectivo de Ne = 100.</text:span></text:p>
      <text:p text:style-name="P7"><text:span text:style-name="T5"/></text:p>
      <text:p text:style-name="P7"><text:span text:style-name="T5">Se asumió que el genoma consistía en sólo 10 cromosomas de 100 cM cada uno. En el medio de cada centimorgan, había un QTL en el que podría ocurrir una mutación y el QTL se volvería polimórfico. Si el QTL es polimórfico y sus efectos alélicos difieren, contribuye a la variación genética del rasgo. Al principio y al final de cada centimórgano del cromosoma se situaba un locus marcador; es decir, había 101 loci marcadores por cromosoma, y cada QTL estaba flanqueado por dos loci marcadores a una distancia de 0,5 cM.</text:span></text:p>
      <text:p text:style-name="P7"><text:span text:style-name="T5"/></text:p>
      <text:p text:style-name="P7"><text:span text:style-name="T5">Las mutaciones ocurrieron al azar en el QTL a una tasa de m = 2.5 x 10-5 por locus por generación. Dado que hay 1000 QTL, la tasa de mutación fue de 2,5 x 10-2 por genoma haploide. Para cada nueva mutación, el efecto se extrajo de una distribución gamma. Hayes y Goddard (2000) revisaron las estimaciones publicadas de los efectos de QTL y concluyeron que su distribución se asemejaba a una </text:span><text:soft-page-break/><text:span text:style-name="T5">distribución gamma con un parámetro de forma B = 0,4. La distribución gamma con esta forma se usó aquí para simular los efectos de las mutaciones en el QTL (ver Tabla 1), que se asumió que eran aditivas. Dado que la distribución gamma produce sólo efectos positivos, se muestrea el signo del efecto QTL para que sea positivo o negativo con una probabilidad de 0,5. El parámetro de escala de la distribución gamma se estableció arbitrariamente en 1,66, lo que resultó en una varianza genética de 1 (ver apéndice). Debido a que también se asumió que la varianza ambiental era 1, la heredabilidad fue 0,5. La varianza de la mutación agregada al rasgo en cada generación fue, por lo tanto, sm2 = 1000 x m x E (a2) = 5 x 10-3 unidades de varianza ambiental (ver apéndice).</text:span></text:p>
      <text:p text:style-name="P7"><text:span text:style-name="T5"/></text:p>
      <text:p text:style-name="P7"><text:span text:style-name="T5">La tasa de mutación en los loci marcadores fue de 2,5 x 10-3 para permitir una alta probabilidad de loci marcadores polimórficos, y cada mutación en un locus marcador dio como resultado un nuevo alelo marcador único. Por tanto, muchos loci marcadores eran multialélicos. Esto podría parecerse a la situación en la que varios marcadores SNP bialélicos estrechamente vinculados se combinan en un haplotipo de marcador multialélico.</text:span></text:p>
      <text:p text:style-name="P7"><text:span text:style-name="T5"/></text:p>
      <text:p text:style-name="P7"><text:span text:style-name="T5">Para llegar a un equilibrio de mutación-deriva, se simularon poblaciones durante 1000 generaciones con un tamaño efectivo de 100. Después de estas 1000 generaciones, el tamaño real de las poblaciones se incrementó a 200 (100 machos y 100 hembras) en la generación 1001, y hasta 2000 (20 familias de medios hermanos de tamaño 100 cada una) en las generaciones 1002 y 1003. Los animales de las generaciones 1001 y 1002 fueron genotipados con marcadores y registrados para el rasgo. Los registros fenotípicos se obtuvieron agregando un término de error normalmente distribuido con varianza 1 al valor genético de los individuos. Se supone que los 2000 animales de la generación 1003 son juveniles que (todavía) no tenían registros fenotípicos y sus valores de reproducción se estimarán utilizando únicamente información de marcadores. Los métodos estadísticos serán comparados por su precisión para predecir los verdaderos valores genéticos de los animales en la generación 1003. </text:span></text:p>
      <text:p text:style-name="P7"><text:span text:style-name="T5"/></text:p>
      <text:p text:style-name="P7"><text:span text:style-name="T5">El conjunto de datos para la estimación de los efectos de los marcadores consistió en 200 y 2000 animales genotipados y registrados con marcadores en las generaciones 1001 y 1002, respectivamente. Cada animal fue genotipado para 1010 (= 10 x 101) loci marcadores. Se asumió que las fases de vinculación de los marcadores estrechamente vinculados se conocían sin error, pero en la práctica deben estimarse a partir de la información de genotipado y las relaciones familiares entre los animales. En los procedimientos de estimación, los alelos de los loci marcadores que flanquean cada centimorgan (posible QTL) del genoma se combinan en un haplotipo marcador; por ejemplo, si los alelos de los marcadores flanqueantes son 2 y 3, el alelo del haplotipo se indicará con 2_3. La simulación resultó en un promedio de ~ 50 haplotipos diferentes por segmento de 1 cM; es decir, el número total de efectos de haplotipos que debían estimarse era ~ 50.000.</text:span></text:p>
      <text:p text:style-name="P7"><text:span text:style-name="T5"/></text:p>
      <text:p text:style-name="P7"><text:span text:style-name="T11">Estimación por mínimos cuadrados:</text:span><text:span text:style-name="T5"> dado que necesitamos estimar 50.000 efectos de haplotipos utilizando 2200 registros fenotípicos, no podemos estimar todos los efectos simultáneamente por mínimos cuadrados, y es necesario adoptar algún procedimiento paso a paso para incluir los efectos. Usamos el siguiente procedimiento simple aquí:</text:span></text:p>
      <text:p text:style-name="P7"><text:span text:style-name="T5"/></text:p>
      <text:p text:style-name="P7"><text:span text:style-name="T11">a.</text:span><text:span text:style-name="T5"> Realice análisis de regresión de un solo segmento para cada segmento, i, utilizando el modelo</text:span></text:p>
      <text:p text:style-name="P7"><text:span text:style-name="T5"/></text:p>
      <text:p text:style-name="P7"><text:span text:style-name="T5">….</text:span></text:p>
      <text:p text:style-name="P7"><text:span text:style-name="T5"/></text:p>
      <text:p text:style-name="P7"><text:span text:style-name="T5">donde y es el vector de datos; u es la media general; 1n es un vector de n unos; gi representa los efectos genéticos de los haplotipos en el i-ésimo segmento 1-cM; Xi es la matriz de diseño para el i-ésimo segmento; y e es la desviación del error. La probabilidad logarítmica del modelo anterior se calcula </text:span><text:soft-page-break/><text:span text:style-name="T5">como ..., donde n es el número de registros; e y </text:span><text:span text:style-name="T6">s</text:span><text:span text:style-name="T5">e2 denotan estimaciones de las desviaciones del error y la varianza del error, respectivamente, con … . Estos cálculos producen una probabilidad logarítmica para cada segmento.</text:span></text:p>
      <text:p text:style-name="P7"><text:span text:style-name="T5"/></text:p>
      <text:p text:style-name="P7"><text:span text:style-name="T11">B.</text:span><text:span text:style-name="T5"> Grafique la probabilidad en cada segmento contra la posición del segmento. Para tener un pico de probabilidad, necesitamos un valle a la izquierda y un valle a la derecha del pico, y aquí requerimos que la probabilidad logarítmica en los valles fuera al menos 14 unidades menor que la del pico de probabilidad (que se encontró entre el valle izquierdo y derecho). Las 14 unidades logarítmicas de probabilidad son el logaritmo natural equivalente a una puntuación LOD de 6 unidades (el uso de la puntuación LOD convencional de 3 produjo demasiados efectos para la estimación simultánea). Tenga en cuenta que las dos probabilidades más bajas, que se superan en &gt; 14, no son necesariamente adyacentes a la posición del pico de probabilidad. Estos picos de probabilidad implican un QTL que se segrega en el punto medio del segmento cromático. Suele haber varios picos de probabilidad por cromosoma. </text:span></text:p>
      <text:p text:style-name="P7"><text:span text:style-name="T5"/></text:p>
      <text:p text:style-name="P7"><text:span text:style-name="T11">C.</text:span><text:span text:style-name="T5"> Estimar los efectos de los haplotipos en las posiciones QTL simultáneamente por el modelo</text:span></text:p>
      <text:p text:style-name="P7"><text:span text:style-name="T5"/></text:p>
      <text:p text:style-name="P7"><text:span text:style-name="T5">….</text:span></text:p>
      <text:p text:style-name="P7"><text:span text:style-name="T5"/></text:p>
      <text:p text:style-name="P7"><text:span text:style-name="T5">donde la suma de </text:span><text:span text:style-name="T7">Sum</text:span><text:span text:style-name="T5">i está sobre todas las posiciones de QTL correspondientes a un pico de probabilidad y gi se estimó en el pico. Se supone que todos los demás efectos del haplotipo son cero. La media general también se establece arbitrariamente en cero, porque su efecto no se puede distinguir del de los efectos del haplotipo fijo.</text:span></text:p>
      <text:p text:style-name="P7"><text:span text:style-name="T5"/></text:p>
      <text:p text:style-name="P7"><text:span text:style-name="T5">De esta forma se obtuvo una gama completa de estimaciones de los efectos del haplotipo.</text:span></text:p>
      <text:p text:style-name="P7"><text:span text:style-name="T5"/></text:p>
      <text:p text:style-name="P7"><text:span text:style-name="T11">Estimación BLUP:</text:span><text:span text:style-name="T5"> La estimación BLUP fue por el modelo</text:span></text:p>
      <text:p text:style-name="P7"><text:span text:style-name="T5"/></text:p>
      <text:p text:style-name="P7"><text:span text:style-name="T5">….</text:span></text:p>
      <text:p text:style-name="P7"><text:span text:style-name="T5"/></text:p>
      <text:p text:style-name="P7"><text:span text:style-name="T5">donde la suma Sumi está sobre los 1000 segmentos de 1 cm. Los efectos del haplotipo se suponen aquí aleatorios y su varianza es E (</text:span><text:span text:style-name="T8">s</text:span><text:span text:style-name="T5">gi2) </text:span><text:span text:style-name="T8">=</text:span><text:span text:style-name="T5"> 0,001 (ver apéndice). La varianza del error también es necesaria para la estimación BLUP y se establece igual a su valor real de 1. Las estimaciones de gi se obtienen a partir de las ecuaciones del modelo mixto (Henderson 1984).</text:span></text:p>
      <text:p text:style-name="P7"><text:span text:style-name="T5"/></text:p>
      <text:p text:style-name="P7"><text:span text:style-name="T11">Estimación Bayesiana: método BayesA:</text:span><text:span text:style-name="T5"> </text:span>Con la estimación Bayesiana los datos se modelan en dos niveles. Primero está el modelo al nivel de los datos, y segundo hay un modelo al nivel de las variaciones de los segmentos cromosómicos. El modelo a nivel de datos es igual al de estimación BLUP excepto que las varianzas de los segmentos son Var(gij) = sgi2, que difieren para cada segmento y son estimadas por el modelo para las varianzas de los segmentos. . La última estimación combina la información de la distribución previa de las varianzas y la de los datos.</text:p>
      <text:p text:style-name="P7"/>
      <text:p text:style-name="P7">La distribución previa de las varianzas de los segmentos fue la distribución chi-cuadrado invertida escalada, <text:span text:style-name="T13">X-</text:span>2 (<text:span text:style-name="T13">v</text:span>, S), donde S es un parámetro de escala y <text:span text:style-name="T13">v</text:span> es el número de grados de libertad. Esta es una opción conveniente porque cuando la información de esta distribución previa se combina con la información de los datos, la distribución posterior resultante también es un chi cuadrado invertido escalado (por ejemplo, Wang et al. 1993),</text:p>
      <text:p text:style-name="P7"><text:span text:style-name="T5"/></text:p>
      <text:p text:style-name="P7">….</text:p>
      <text:p text:style-name="P8"><text:soft-page-break/></text:p>
      <text:p text:style-name="P8">donde ni es el número de efectos del haplotipo en el segmento i. <text:span text:style-name="T16">Esta distribución posterior no se puede utilizar directamente para la estimación porque está condicionada a los efectos gi desconocidos. Sin embargo, el muestreo de Gibbs se basa en distribuciones posteriores condicionadas a todos los demás efectos y, por lo tanto, se utiliza aquí para la estimación de efectos y varianzas.</text:span> El apéndice muestra que la media y la varianza de <text:span text:style-name="T14">s</text:span>gi2 son 0,001 y 1,675 <text:span text:style-name="T14">x</text:span> 10-4, respectivamente. La distribución chi-cuadrado invertida escalada con <text:span text:style-name="T14">v =</text:span> 4.012 y S <text:span text:style-name="T14">=</text:span> 0.0020 tiene la misma media y varianza, por lo que esta distribución se utilizó como distribución previa de <text:span text:style-name="T14">s</text:span>gi2.</text:p>
      <text:p text:style-name="P8"/>
      <text:p text:style-name="P9">Cuando se implementó el muestreador de Gibbs, se tomaron muestras de las variaciones <text:span text:style-name="T17">s</text:span>gi2 de la distribución posterior anterior.<text:span text:style-name="T5"> Para la varianza del error, </text:span><text:span text:style-name="T9">s</text:span><text:span text:style-name="T5">e2, la distribución a priori fue </text:span><text:span text:style-name="T9">X-</text:span><text:span text:style-name="T5">2 (-2, 0), lo que produce una distribución previa uniforme, es decir, una previa plana, y la posterior condicional es</text:span></text:p>
      <text:p text:style-name="P9"/>
      <text:p text:style-name="P8">….</text:p>
      <text:p text:style-name="P8"/>
      <text:p text:style-name="P8">Dada la varianza del error y los efectos del haplotipo, la media general u se extrae de la distribución normal,</text:p>
      <text:p text:style-name="P8"/>
      <text:p text:style-name="P8">….</text:p>
      <text:p text:style-name="P8"/>
      <text:p text:style-name="P8">donde X <text:span text:style-name="T18">=</text:span> [X 1 X 2 X 3. . .] es la matriz de diseño de todos los efectos del haplotipo; yg es un vector de todos los efectos del haplotipo. Finalmente, se tomaron muestras de los efectos del haplotipo, gij, de la distribución normal,</text:p>
      <text:p text:style-name="P8"/>
      <text:p text:style-name="P8">….</text:p>
      <text:p text:style-name="P8"/>
      <text:p text:style-name="P8">donde X ij es la columna de X de efecto g ij; g (ij <text:span text:style-name="T19">=</text:span> 0) es igual a g excepto que el efecto de g ij se pone a cero; y <text:span text:style-name="T19">lambda</text:span> i <text:span text:style-name="T19">=</text:span> <text:span text:style-name="T19">s</text:span>e2 / <text:span text:style-name="T19">s</text:span>gi 2.</text:p>
      <text:p text:style-name="P8"/>
      <text:p text:style-name="P8">El muestreador Gibbs se ejecutó durante 10,000 ciclos y, mediante inspección gráfica, los primeros 1000 ciclos se descartaron como quemados. Se promediaron las muestras de g de todos los ciclos posteriores para obtener una estimación de los efectos del haplotipo g.</text:p>
      <text:p text:style-name="P8"/>
      <text:p text:style-name="P8"><text:span text:style-name="T10">Estimación bayesiana: método BayesB:</text:span> <text:span text:style-name="T12">En realidad, la distribución de las varianzas genéticas entre los loci es que hay muchos loci sin varianza genética (sin segregación) y algunos con varianza genética. Sin embargo, la densidad anterior del método BayesA no tiene un pico de densidad en sgi 2 = 0; de hecho, su probabilidad de sgi2 = 0 es infinitesimal. El método BayesB, por lo tanto, utiliza un a priori que tiene una alta densidad, pi, en sgi2 = 0 y tiene una distribución de chi-cuadrado invertida para sgi2&gt; 0; es decir, la distribución anterior es</text:span></text:p>
      <text:p text:style-name="P7"/>
      <text:p text:style-name="P7">….</text:p>
      <text:p text:style-name="P7"/>
      <text:p text:style-name="P8">donde v = 4.234 y S = 0.0429 producen la media y la varianza de sgi2 dado que sgi2&gt; 0 (ver apéndice).</text:p>
      <text:p text:style-name="P8"/>
      <text:p text:style-name="P8">….</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28T03:12:33.550101172</meta:creation-date>
    <meta:generator>LibreOffice/6.0.7.3$Linux_X86_64 LibreOffice_project/00m0$Build-3</meta:generator>
    <dc:date>2021-10-28T12:33:32.897883288</dc:date>
    <meta:editing-duration>PT4H58M27S</meta:editing-duration>
    <meta:editing-cycles>36</meta:editing-cycles>
    <meta:document-statistic meta:table-count="0" meta:image-count="0" meta:object-count="0" meta:page-count="5" meta:paragraph-count="45" meta:word-count="2865" meta:character-count="17193" meta:non-whitespace-character-count="14369"/>
  </office:meta>
</office:document-meta>
</file>